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DejaVu Sans1" svg:font-family="'DejaVu Sans'" style:font-family-generic="swiss"/>
    <style:font-face style:name="Vazir" svg:font-family="Vaz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end" style:justify-single-word="false"/>
      <style:text-properties style:font-name="Vazir" fo:font-size="15pt" officeooo:rsid="0013d4cf" officeooo:paragraph-rsid="0013d4cf" style:font-size-asian="15pt" style:font-name-complex="Vazir" style:font-size-complex="15pt"/>
    </style:style>
    <style:style style:name="P2" style:family="paragraph" style:parent-style-name="Standard">
      <style:paragraph-properties fo:text-align="end" style:justify-single-word="false"/>
      <style:text-properties style:font-name="Vazir" fo:font-size="15pt" officeooo:rsid="0013d4cf" officeooo:paragraph-rsid="00156c7e" style:font-size-asian="15pt" style:font-name-complex="Vazir" style:font-size-complex="15pt"/>
    </style:style>
    <style:style style:name="P3" style:family="paragraph" style:parent-style-name="Standard">
      <style:paragraph-properties fo:text-align="end" style:justify-single-word="false"/>
      <style:text-properties style:font-name="Vazir" fo:font-size="15pt" officeooo:rsid="0013d4cf" officeooo:paragraph-rsid="0035c795" style:font-size-asian="15pt" style:font-name-complex="Vazir" style:font-size-complex="15pt"/>
    </style:style>
    <style:style style:name="P4" style:family="paragraph" style:parent-style-name="Standard">
      <style:paragraph-properties fo:text-align="end" style:justify-single-word="false"/>
      <style:text-properties style:font-name="Vazir" fo:font-size="15pt" officeooo:rsid="00156c7e" officeooo:paragraph-rsid="00156c7e" style:font-size-asian="15pt" style:font-name-complex="Vazir" style:font-size-complex="15pt"/>
    </style:style>
    <style:style style:name="P5" style:family="paragraph" style:parent-style-name="Standard">
      <style:paragraph-properties fo:text-align="end" style:justify-single-word="false"/>
      <style:text-properties style:font-name="Vazir" fo:font-size="15pt" officeooo:rsid="0016b18a" officeooo:paragraph-rsid="0016b18a" style:font-size-asian="15pt" style:font-name-complex="Vazir" style:font-size-complex="15pt"/>
    </style:style>
    <style:style style:name="P6" style:family="paragraph" style:parent-style-name="Standard">
      <style:paragraph-properties fo:text-align="end" style:justify-single-word="false"/>
      <style:text-properties style:font-name="Vazir" fo:font-size="15pt" officeooo:rsid="00139c4f" officeooo:paragraph-rsid="00139c4f" style:font-size-asian="15pt" style:font-name-complex="Vazir" style:font-size-complex="15pt"/>
    </style:style>
    <style:style style:name="P7" style:family="paragraph" style:parent-style-name="Standard">
      <style:paragraph-properties fo:text-align="end" style:justify-single-word="false"/>
      <style:text-properties style:font-name="Vazir" fo:font-size="15pt" officeooo:rsid="0016d407" officeooo:paragraph-rsid="0016d407" style:font-size-asian="15pt" style:font-name-complex="Vazir" style:font-size-complex="15pt"/>
    </style:style>
    <style:style style:name="P8" style:family="paragraph" style:parent-style-name="Standard">
      <style:paragraph-properties fo:text-align="end" style:justify-single-word="false"/>
      <style:text-properties style:font-name="Vazir" fo:font-size="15pt" officeooo:rsid="00176092" officeooo:paragraph-rsid="00176092" style:font-size-asian="15pt" style:font-name-complex="Vazir" style:font-size-complex="15pt"/>
    </style:style>
    <style:style style:name="P9" style:family="paragraph" style:parent-style-name="Standard">
      <style:paragraph-properties fo:text-align="end" style:justify-single-word="false"/>
      <style:text-properties style:font-name="Vazir" fo:font-size="15pt" officeooo:rsid="0018677e" officeooo:paragraph-rsid="0018677e" style:font-size-asian="15pt" style:font-name-complex="Vazir" style:font-size-complex="15pt"/>
    </style:style>
    <style:style style:name="P10" style:family="paragraph" style:parent-style-name="Standard">
      <style:paragraph-properties fo:text-align="end" style:justify-single-word="false"/>
      <style:text-properties style:font-name="Vazir" fo:font-size="15pt" officeooo:rsid="001bbe63" officeooo:paragraph-rsid="001bbe63" style:font-size-asian="15pt" style:font-name-complex="Vazir" style:font-size-complex="15pt"/>
    </style:style>
    <style:style style:name="P11" style:family="paragraph" style:parent-style-name="Standard">
      <style:paragraph-properties fo:text-align="end" style:justify-single-word="false"/>
      <style:text-properties style:font-name="Vazir" fo:font-size="15pt" officeooo:rsid="001e6877" officeooo:paragraph-rsid="001e6877" style:font-size-asian="15pt" style:font-name-complex="Vazir" style:font-size-complex="15pt"/>
    </style:style>
    <style:style style:name="P12" style:family="paragraph" style:parent-style-name="Standard">
      <style:paragraph-properties fo:text-align="end" style:justify-single-word="false"/>
      <style:text-properties style:font-name="Vazir" fo:font-size="15pt" officeooo:rsid="001f0b5f" officeooo:paragraph-rsid="001f0b5f" style:font-size-asian="15pt" style:font-name-complex="Vazir" style:font-size-complex="15pt"/>
    </style:style>
    <style:style style:name="P13" style:family="paragraph" style:parent-style-name="Standard">
      <style:paragraph-properties fo:text-align="end" style:justify-single-word="false"/>
      <style:text-properties style:font-name="Vazir" fo:font-size="15pt" officeooo:rsid="0020435a" officeooo:paragraph-rsid="0020435a" style:font-size-asian="15pt" style:font-name-complex="Vazir" style:font-size-complex="15pt"/>
    </style:style>
    <style:style style:name="P14" style:family="paragraph" style:parent-style-name="Standard">
      <style:paragraph-properties fo:text-align="end" style:justify-single-word="false"/>
      <style:text-properties style:font-name="Vazir" fo:font-size="15pt" officeooo:rsid="00217efb" officeooo:paragraph-rsid="00217efb" style:font-size-asian="15pt" style:font-name-complex="Vazir" style:font-size-complex="15pt"/>
    </style:style>
    <style:style style:name="P15" style:family="paragraph" style:parent-style-name="Standard">
      <style:paragraph-properties fo:text-align="end" style:justify-single-word="false"/>
      <style:text-properties style:font-name="Vazir" fo:font-size="15pt" officeooo:rsid="0021d23e" officeooo:paragraph-rsid="0021d23e" style:font-size-asian="15pt" style:font-name-complex="Vazir" style:font-size-complex="15pt"/>
    </style:style>
    <style:style style:name="P16" style:family="paragraph" style:parent-style-name="Standard">
      <style:paragraph-properties fo:text-align="end" style:justify-single-word="false"/>
      <style:text-properties style:font-name="Vazir" fo:font-size="15pt" officeooo:rsid="00228a26" officeooo:paragraph-rsid="00228a26" style:font-size-asian="15pt" style:font-name-complex="Vazir" style:font-size-complex="15pt"/>
    </style:style>
    <style:style style:name="P17" style:family="paragraph" style:parent-style-name="Standard">
      <style:paragraph-properties fo:text-align="end" style:justify-single-word="false"/>
      <style:text-properties style:font-name="Vazir" fo:font-size="15pt" officeooo:rsid="0023cd01" officeooo:paragraph-rsid="0023cd01" style:font-size-asian="15pt" style:font-name-complex="Vazir" style:font-size-complex="15pt"/>
    </style:style>
    <style:style style:name="P18" style:family="paragraph" style:parent-style-name="Standard">
      <style:paragraph-properties fo:text-align="end" style:justify-single-word="false"/>
      <style:text-properties style:font-name="Vazir" fo:font-size="15pt" officeooo:rsid="002427c9" officeooo:paragraph-rsid="002427c9" style:font-size-asian="15pt" style:font-name-complex="Vazir" style:font-size-complex="15pt"/>
    </style:style>
    <style:style style:name="P19" style:family="paragraph" style:parent-style-name="Standard">
      <style:paragraph-properties fo:text-align="end" style:justify-single-word="false"/>
      <style:text-properties style:font-name="Vazir" fo:font-size="15pt" officeooo:rsid="00261a4c" officeooo:paragraph-rsid="00261a4c" style:font-size-asian="15pt" style:font-name-complex="Vazir" style:font-size-complex="15pt"/>
    </style:style>
    <style:style style:name="P20" style:family="paragraph" style:parent-style-name="Standard">
      <style:paragraph-properties fo:text-align="end" style:justify-single-word="false"/>
      <style:text-properties style:font-name="Vazir" fo:font-size="15pt" officeooo:rsid="0027e5af" officeooo:paragraph-rsid="0027e5af" style:font-size-asian="15pt" style:font-name-complex="Vazir" style:font-size-complex="15pt"/>
    </style:style>
    <style:style style:name="P21" style:family="paragraph" style:parent-style-name="Standard">
      <style:paragraph-properties fo:text-align="end" style:justify-single-word="false"/>
      <style:text-properties style:font-name="Vazir" fo:font-size="15pt" officeooo:rsid="0029631c" officeooo:paragraph-rsid="0029631c" style:font-size-asian="15pt" style:font-name-complex="Vazir" style:font-size-complex="15pt"/>
    </style:style>
    <style:style style:name="P22" style:family="paragraph" style:parent-style-name="Standard">
      <style:paragraph-properties fo:text-align="end" style:justify-single-word="false"/>
      <style:text-properties style:font-name="Vazir" fo:font-size="15pt" officeooo:rsid="0029f846" officeooo:paragraph-rsid="0029f846" style:font-size-asian="15pt" style:font-name-complex="Vazir" style:font-size-complex="15pt"/>
    </style:style>
    <style:style style:name="P23" style:family="paragraph" style:parent-style-name="Standard">
      <style:paragraph-properties fo:text-align="end" style:justify-single-word="false"/>
      <style:text-properties style:font-name="Vazir" fo:font-size="15pt" officeooo:rsid="002a7f99" officeooo:paragraph-rsid="002a7f99" style:font-size-asian="15pt" style:font-name-complex="Vazir" style:font-size-complex="15pt"/>
    </style:style>
    <style:style style:name="P24" style:family="paragraph" style:parent-style-name="Standard">
      <style:paragraph-properties fo:text-align="end" style:justify-single-word="false"/>
      <style:text-properties style:font-name="Vazir" fo:font-size="15pt" officeooo:rsid="002b241e" officeooo:paragraph-rsid="002b241e" style:font-size-asian="15pt" style:font-name-complex="Vazir" style:font-size-complex="15pt"/>
    </style:style>
    <style:style style:name="P25" style:family="paragraph" style:parent-style-name="Standard">
      <style:paragraph-properties fo:text-align="end" style:justify-single-word="false"/>
      <style:text-properties style:font-name="Vazir" fo:font-size="15pt" officeooo:rsid="002b241e" officeooo:paragraph-rsid="002e4b9d" style:font-size-asian="15pt" style:font-name-complex="Vazir" style:font-size-complex="15pt"/>
    </style:style>
    <style:style style:name="P26" style:family="paragraph" style:parent-style-name="Standard">
      <style:paragraph-properties fo:text-align="end" style:justify-single-word="false"/>
      <style:text-properties style:font-name="Vazir" fo:font-size="15pt" officeooo:rsid="0035c795" officeooo:paragraph-rsid="0035c795" style:font-size-asian="15pt" style:font-name-complex="Vazir" style:font-size-complex="15pt"/>
    </style:style>
    <style:style style:name="P27" style:family="paragraph" style:parent-style-name="Standard">
      <style:paragraph-properties fo:text-align="end" style:justify-single-word="false"/>
      <style:text-properties style:font-name="Vazir" fo:font-size="15pt" officeooo:rsid="003618ab" officeooo:paragraph-rsid="003618ab" style:font-size-asian="15pt" style:font-name-complex="Vazir" style:font-size-complex="15pt"/>
    </style:style>
    <style:style style:name="P28" style:family="paragraph" style:parent-style-name="Standard">
      <style:paragraph-properties fo:text-align="end" style:justify-single-word="false" fo:break-before="page"/>
      <style:text-properties style:font-name="Vazir" fo:font-size="15pt" officeooo:rsid="0018677e" officeooo:paragraph-rsid="0018677e" style:font-size-asian="15pt" style:font-name-complex="Vazir" style:font-size-complex="15pt"/>
    </style:style>
    <style:style style:name="P29" style:family="paragraph" style:parent-style-name="Standard">
      <style:paragraph-properties fo:text-align="end" style:justify-single-word="false" fo:break-before="page"/>
      <style:text-properties style:font-name="Vazir" fo:font-size="15pt" officeooo:rsid="001e6877" officeooo:paragraph-rsid="001e6877" style:font-size-asian="15pt" style:font-name-complex="Vazir" style:font-size-complex="15pt"/>
    </style:style>
    <style:style style:name="P30" style:family="paragraph" style:parent-style-name="Standard">
      <style:paragraph-properties fo:text-align="end" style:justify-single-word="false" fo:break-before="page"/>
      <style:text-properties style:font-name="Vazir" fo:font-size="15pt" officeooo:rsid="00217efb" officeooo:paragraph-rsid="00217efb" style:font-size-asian="15pt" style:font-name-complex="Vazir" style:font-size-complex="15pt"/>
    </style:style>
    <style:style style:name="P31" style:family="paragraph" style:parent-style-name="Standard">
      <style:paragraph-properties fo:text-align="end" style:justify-single-word="false" fo:break-before="page"/>
      <style:text-properties style:font-name="Vazir" fo:font-size="15pt" officeooo:rsid="0023cd01" officeooo:paragraph-rsid="0023cd01" style:font-size-asian="15pt" style:font-name-complex="Vazir" style:font-size-complex="15pt"/>
    </style:style>
    <style:style style:name="P32" style:family="paragraph" style:parent-style-name="Standard">
      <style:paragraph-properties fo:text-align="end" style:justify-single-word="false" fo:break-before="page"/>
      <style:text-properties style:font-name="Vazir" fo:font-size="15pt" officeooo:rsid="0029631c" officeooo:paragraph-rsid="0029631c" style:font-size-asian="15pt" style:font-name-complex="Vazir" style:font-size-complex="15pt"/>
    </style:style>
    <style:style style:name="P33" style:family="paragraph" style:parent-style-name="Standard">
      <style:paragraph-properties fo:text-align="end" style:justify-single-word="false" fo:break-before="page"/>
      <style:text-properties style:font-name="Vazir" fo:font-size="15pt" officeooo:rsid="002b241e" officeooo:paragraph-rsid="002b241e" style:font-size-asian="15pt" style:font-name-complex="Vazir" style:font-size-complex="15pt"/>
    </style:style>
    <style:style style:name="P34" style:family="paragraph" style:parent-style-name="Text_20_body">
      <style:paragraph-properties fo:text-align="end" style:justify-single-word="false"/>
      <style:text-properties fo:font-variant="normal" fo:text-transform="none" fo:color="#230207" style:font-name="Vazir" fo:font-size="15pt" fo:letter-spacing="normal" officeooo:rsid="002b241e" officeooo:paragraph-rsid="002e4b9d" style:font-size-asian="15pt" style:font-name-complex="Vazir" style:font-size-complex="15pt"/>
    </style:style>
    <style:style style:name="P35" style:family="paragraph" style:parent-style-name="Text_20_body">
      <style:paragraph-properties fo:text-align="end" style:justify-single-word="false"/>
      <style:text-properties fo:font-variant="normal" fo:text-transform="none" fo:color="#230207" style:font-name="Vazir" fo:font-size="15pt" fo:letter-spacing="normal" style:font-size-asian="15pt" style:font-name-complex="Vazir" style:font-size-complex="15pt"/>
    </style:style>
    <style:style style:name="P36" style:family="paragraph" style:parent-style-name="Text_20_body">
      <style:paragraph-properties fo:text-align="end" style:justify-single-word="false"/>
      <style:text-properties style:font-name="Vazir" fo:font-size="15pt" style:font-size-asian="15pt" style:font-name-complex="Vazir" style:font-size-complex="15pt"/>
    </style:style>
    <style:style style:name="P37"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30207" style:font-name="Vazir" fo:font-size="15pt" fo:letter-spacing="normal" style:font-size-asian="15pt" style:font-name-complex="Vazir" style:font-size-complex="15pt"/>
    </style:style>
    <style:style style:name="T1" style:family="text">
      <style:text-properties officeooo:rsid="00156c7e"/>
    </style:style>
    <style:style style:name="T2" style:family="text">
      <style:text-properties officeooo:rsid="0016b18a"/>
    </style:style>
    <style:style style:name="T3" style:family="text">
      <style:text-properties officeooo:rsid="0016d407"/>
    </style:style>
    <style:style style:name="T4" style:family="text">
      <style:text-properties officeooo:rsid="00176092"/>
    </style:style>
    <style:style style:name="T5" style:family="text">
      <style:text-properties officeooo:rsid="001a33ce"/>
    </style:style>
    <style:style style:name="T6" style:family="text">
      <style:text-properties officeooo:rsid="001a6daa"/>
    </style:style>
    <style:style style:name="T7" style:family="text">
      <style:text-properties officeooo:rsid="001c0b71"/>
    </style:style>
    <style:style style:name="T8" style:family="text">
      <style:text-properties officeooo:rsid="001f0b5f"/>
    </style:style>
    <style:style style:name="T9" style:family="text">
      <style:text-properties officeooo:rsid="0020435a"/>
    </style:style>
    <style:style style:name="T10" style:family="text">
      <style:text-properties officeooo:rsid="00213cd2"/>
    </style:style>
    <style:style style:name="T11" style:family="text">
      <style:text-properties officeooo:rsid="0021d23e"/>
    </style:style>
    <style:style style:name="T12" style:family="text">
      <style:text-properties officeooo:rsid="0022acee"/>
    </style:style>
    <style:style style:name="T13" style:family="text">
      <style:text-properties officeooo:rsid="00261a4c"/>
    </style:style>
    <style:style style:name="T14" style:family="text">
      <style:text-properties officeooo:rsid="0029f846"/>
    </style:style>
    <style:style style:name="T15" style:family="text">
      <style:text-properties officeooo:rsid="002a7f99"/>
    </style:style>
    <style:style style:name="T16" style:family="text">
      <style:text-properties officeooo:rsid="002b241e"/>
    </style:style>
    <style:style style:name="T17" style:family="text">
      <style:text-properties officeooo:rsid="002c707f"/>
    </style:style>
    <style:style style:name="T18" style:family="text">
      <style:text-properties officeooo:rsid="002e4b9d"/>
    </style:style>
    <style:style style:name="T19" style:family="text">
      <style:text-properties fo:font-style="normal" fo:font-weight="normal"/>
    </style:style>
    <style:style style:name="T20" style:family="text">
      <style:text-properties fo:font-style="normal" fo:font-weight="normal" style:font-style-complex="normal" style:font-weight-complex="normal"/>
    </style:style>
    <style:style style:name="T21" style:family="text">
      <style:text-properties style:font-style-complex="normal" style:font-weight-complex="normal"/>
    </style:style>
    <style:style style:name="T22" style:family="text">
      <style:text-properties fo:font-variant="normal" fo:text-transform="none" fo:color="#230207" style:font-name="Tahoma" fo:font-size="9pt" fo:letter-spacing="normal" fo:font-style="normal" fo:font-weight="normal"/>
    </style:style>
    <style:style style:name="T23" style:family="text">
      <style:text-properties fo:font-variant="normal" fo:text-transform="none" fo:color="#230207" fo:letter-spacing="normal" style:font-style-complex="normal" style:font-weight-complex="normal"/>
    </style:style>
    <style:style style:name="T24" style:family="text">
      <style:text-properties fo:font-variant="normal" fo:text-transform="none" fo:color="#230207" fo:letter-spacing="normal" fo:font-style="normal" fo:font-weight="normal"/>
    </style:style>
    <style:style style:name="T25" style:family="text">
      <style:text-properties fo:font-variant="normal" fo:text-transform="none" fo:color="#230207" fo:letter-spacing="normal" fo:font-style="normal" fo:font-weight="normal" style:font-style-complex="normal" style:font-weight-complex="normal"/>
    </style:style>
    <style:style style:name="T26" style:family="text">
      <style:text-properties officeooo:rsid="0035c795"/>
    </style:style>
    <style:style style:name="T27" style:family="text">
      <style:text-properties officeooo:rsid="003618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بیاین با یه داستان شروع کنیم.</text:p>
      <text:p text:style-name="P3">من <text:span text:style-name="T26">دیروز</text:span> مه‌سا رو دیدم. ازش خوشم اومد و <text:span text:style-name="T26">دیشب</text:span> <text:span text:style-name="T26">برای شام </text:span>باهاش قرار داشتم. متوجه شدیم این علاقه دوطرفست پس این قرارهارو بیشتر و بیشتر می‌کنیم. </text:p>
      <text:p text:style-name="P1"/>
      <text:p text:style-name="P1">چه اتفاقی میافته؟ تو دو هفت<text:span text:style-name="T6">ه</text:span> اول سعی می‌کنیم هم دیگه رو بیشتر بشناسیم. من اکثر عادتامو بهش گفتم. حتی اینکه برای گرفتن ناخنام از ناخن گیر استفاده نمی‌کنم. تا الان فقط بابا و مامانم اینو می‌دونست، بعدش مه‌سا فهمید و الان یه کلاس ۳۰ نفره می‌دونه.</text:p>
      <text:p text:style-name="P1">مه‌سا دوستم داره پس بیشتر از هر کس دیگه‌ای این رفتارها و ویژگی‌هام یادش می‌مونه. </text:p>
      <text:p text:style-name="P1"/>
      <text:p text:style-name="P2">تو تمام مدت آشناییمون عشق کاری کرده که من از تو چشمای مه‌سا به خودم نگاه کنم. دائم تو فکر این‌ام که ((مه‌سا کیه)) و در مقابلش ((من کی باید باشم)). اوایل نمی‌دونستم کی باشم که ازم خوشش بیاد ولی این روزا دیگه می‌دونم. <text:span text:style-name="T1">چطور می‌تونم خود واقعیمو ترک کنم قبل از اینکه خود غیر واقعی‌ مورد علاقه مه‌سا رو بشناسم؟!</text:span></text:p>
      <text:p text:style-name="P2"/>
      <text:p text:style-name="P1">دو ماه از رابطمون گذشته، مه‌سا امروز بهم گفت ((<text:span text:style-name="T26">تو به طرز ترسناکی باهوشی))، وای چه لذتی برام داشت. قبلاً هیچ‌وقت چنین تعریفیو نشنیده بودم. فرداش بهم </text:span></text:p>
      <text:p text:style-name="P26">گفت دوباره چون فردا امتحان داری امروز عصبی‌ای. ازش خیلی ممنونم که به دنیای درونی من رفت و چنین توصیفی از علت عصبانیتم داشت.</text:p>
      <text:p text:style-name="P1"/>
      <text:p text:style-name="P1">۳ ماه گذشت، وای من و مه‌سا چقدر به هم میایم. دیگه وقتی دوستای نزدیکم بهم می‌گن بیا شب بریم سینِما زیاد مایل نیستم. وقتم که محدوده و چی بهتر از گذروندن یه شب پاییزی با معشوقی که منو بیشتر از همه می‌شناسه. </text:p>
      <text:p text:style-name="P1"/>
      <text:p text:style-name="P2"/>
      <text:p text:style-name="P2"/>
      <text:p text:style-name="P2"/>
      <text:p text:style-name="P2"/>
      <text:p text:style-name="P4"><text:soft-page-break/>من تو این مدت نمی‌تونستم بین قابلیت‌هایی که واقعاً دارم و قابلیت‌هایی که معشوقم بهم نسبت می‌ده تفاوت قائل شم (یا حداقل ترجیح می‌دم نشم). این توهم وجود یه ویژگی خوب تو من فعلاً زیان آور نیست. فقط زمانی آزاردهنده می‌شه که تو باورشون تنها باشم یا نتونم حال و هوایی به وجود بیارم که اونارو حفظ کنم. تا وقتی من و مه‌سا عاشق من هستیم چه اهمیتی داره واقعیت چیه؟</text:p>
      <text:p text:style-name="P1"/>
      <text:p text:style-name="P5">می‌گن انسان حیوانی اجتماعیه به این معنی که آدما به هم‌ دیگه نیاز دارن که خ<text:span text:style-name="T27">و</text:span>دشونو تعریف کنن و خودآگاهی پیدا کنن. اگه آدمایی نباشن که به ما نشون بدن چگونه‌ایم نمی‌تونیم به حس کامل خودمون برسیم. </text:p>
      <text:p text:style-name="P6">استندال می‌گه، (( انسان می‌<text:span text:style-name="T2">ت</text:span>ونه تو تنهایی همه چیز رو به دست بیاره الا شخصیت)) یعنی شخصیت در ذاتش واکنش دیگرانه نسبت به گفتار و اعمال ما. به خاطر همین به آدمایی اطرافمون نیاز داریم که ما رو به خوبی خودمون بشناسن، حتی بهتر از خودمون <text:span text:style-name="T3">و دوباره، کی بهتر از مه‌سا.</text:span></text:p>
      <text:p text:style-name="P6"/>
      <text:p text:style-name="P7">من بدون معشوقم بخشی از هویتمو از دست می‌دم. انگار تو عشق تاییدی مدام از خود م<text:span text:style-name="T6">ن</text:span> وجود داره. <text:span text:style-name="T4">ترجیح می‌دم به جای افرادی که بعد از اینکه بهشون می‌گم چند سالمه و یا اسمم چیه به آغوش کسی پناه ببرم که هویت منو دقیقاً به خاطر داره. </text:span></text:p>
      <text:p text:style-name="P7"/>
      <text:p text:style-name="P8">مه‌سا دائم خودم رو تأیید می‌کرد. اینکه پشت تلفن خجالت می‌کشم، وقتی کم خوابیدم نباید ازم چیزای طولانی بخواد یا از آهنگای نامجو متنفرم. وجود کسی مثل مه‌سا لازمه که به نقاط کور شخصیت من اشاره کنه. این بهم کمک می‌کنه بالغ‌تر شم. اون بهم می‌گفت خنگ عصبی. منو مقابل بخش‌هایی از خودم قرار می‌داد که تو معاشرت معمولی ازش پرهیز می‌ش<text:span text:style-name="T6">ه</text:span> و برای دیگران اهمیتی نداشت که روش انگشت بذارن. صداقت یک رابطه خصوصی برای این کار لازم بود. </text:p>
      <text:p text:style-name="P28">مشکل نیاز داشتن ما به دیگران برای تعریف شخصیتمون این عه که محتاجیم که هویت صحیحی که ما رو با اون شرح می‌دن حفظ کنیم. اگر به قول استاندال، بدون دیگران شخصیت نداریم، در این صورت آدمی که زندگیمونو باهاش سهیم می‌شیم باید توصیف‌گر دقیقی باشه در غیر این صورت حس می‌کنیم عوضی هستیم یا چهره دیگه‌ای از ما بهمون ارائه می‌شه. </text:p>
      <text:p text:style-name="P9"/>
      <text:p text:style-name="P9">هر کسی یه حس دیگه از خودمون به خودمون می‌ده چون ما یکم تبدیل به چیزی می‌شیم که دیگران فکر می‌کنن هستیم. مثلاً اگه کسی فکر کنه من خیلی با نمکم احتمالاً پدرشو با لطیفه‌هام در میارم. </text:p>
      <text:p text:style-name="P9"/>
      <text:p text:style-name="P9">نکته مهم این‌جاست که آدما مارو مجبور به پذیرش نقش‌ها نمی‌کنن بلکه رفتاری می‌کنن که اون نقش‌هارو از طریق واکنششون می‌پذیریم، همین باعث می‌شه نتونیم فراتر از قالبی که برامون در <text:span text:style-name="T5">نظر گرفتن حرکت کنیم. </text:span></text:p>
      <text:p text:style-name="P9"/>
      <text:p text:style-name="P10">روزهای خوش گذشت، اختلاف‌ها شروع شدن. مه‌سا منو تحقیر می‌کنه و دائم بهم آزار می‌رسونه، چطور باور کنم این همونی بود که با تعریفای قشنگش از شخصیتم حالم خوب می‌شه. <text:span text:style-name="T7">یادمه قبلاً بهم گفته بود چقدر باهوشم. امروز سر دعوامون منو خنگ عوضی صدا کرد. مگه من طبق گفتش یه آدم باهوش نبودم؟ حالا چرا بهم می‌گه خنگ؟ گیج شدم! اون که بیشتر از همه منو می‌شناسه پس حتما داره راست می‌گه. مدت خیلی زیاده کسی جز مه‌سا بهم نگفته باهوشم. شاید من واقعاً یه آدم خنگ باشم. </text:span></text:p>
      <text:p text:style-name="P10"/>
      <text:p text:style-name="P10"/>
      <text:p text:style-name="P27">من باید بتونم از چنین رابطه‌ای بیرون بیام ولی نمی‌تونم. دلم برای تأیید مداومی که مه‌سا از توانایی‌هام می‌کرد تنگ می‌شه و ممکنه دیگه کسی متوجه نشه و بهم نگه من چقدر باهوشم. آیا اون روز دیگه مثل امروز از تفکر باهوش بودن لذت می‌برم؟! من عملاً نمی‌تونم این رابطه رو تموم کنم. من توانایی تنها شدن رو ندارم چون از تنهایی می‌ترسم. </text:p>
      <text:p text:style-name="P29">اریش فروم معتقده تنهایی نخستین خاستگاه اضطرابه، تجربه جدایی اضطراب می‌آفرینه. فرد باید بتونه با دیگری ارتباط برقرار کنه بدون این که با بدل شدن به بخشی از او آرزوی فرار از تنهاییش رو داشته باشه از سمت دیگه باید بتونه ارتباط برقرار کنه بدون اینکه طرف مقابل رو در سطح ابزاری برای دفاع در برابر تنهایی پایین بیاره.</text:p>
      <text:p text:style-name="P11">آدم چه‌جوری خودش رو از وحشت تنهایی محافظت می‌کنه؟ بخشی از اون رو درون خودش نگه می‌داره، به قول هایدگر سرسختانه تحملش می‌کنه. برای بخش دیگش سعی می‌کنه تنهایی رو از طریق ارتباط با دیگران ترک کنه. این ارتباط می‌تونه با انسان باشه یا یک موجود الهی مثل خدا. پس پشتیبان اصلی در مورد تنهایی اگزیستانسیال ارتباطه.</text:p>
      <text:p text:style-name="P11">اولین راهی که برای از بین بردن تنهایی <text:span text:style-name="T8">به ذهن می‌رسه ایجاد ارتباط عمیقه و چه کسی بهتر از معشوق؟</text:span></text:p>
      <text:p text:style-name="P12"/>
      <text:p text:style-name="P12">نکته خطرناک دقیقاً همین جاست. این‌جا لبه یه پرتگاهه. <text:span text:style-name="T9">جایی که من معشوقم رو به عنوان یک وسیله دیدم. وسیله‌ای برای فرار از تنهایی. بهتره بگم انکار تنهایی.</text:span></text:p>
      <text:p text:style-name="P13"/>
      <text:p text:style-name="P13"/>
      <text:p text:style-name="P13">بوبر میگه رابطه در بهترین شرایط افرادی رو شامل می‌شه که به شیوه عاری از نیاز در ارتباطن. ولی چه‌جوری می‌شه یکی رو به خاطر خودشدوست داشت و نه به خاطر چیزی که عاشق مهیا می‌کنه؟</text:p>
      <text:p text:style-name="P13">بوبر می‌گه دو نوع رابطه داریم. من-آن و من-تو. ممکنه فکر کنیم تفاوت بین آن و تو باشه ولی تفاوت خیلی عظیم‌تره. تفاوت بین من و منه. من در این دو رابطه متفاوتم. این من در بطن یک رابطه شکل می‌گیره. من با هر تو از نو آفریده می‌شه <text:span text:style-name="T10">ولی در رابطه با آن (چه شیئ یا چه آدمی که به شیئ تبدیل شده) فرد یه چیزو برای خودش نگه می‌داره ولی در رابطه با تو همه وجودش درگیر می‌شه، نمی‌تونه بخشی از وجودش رو دریغ کنه و برای خودش نگه داره. اگر کسی با چیزی کمتر از همه هستی خود با دیگری ارتباط برقرار کنه، اگه چیزی رو برای خودش نگه داره یا مثلاً از روی طمع و با توقع تلافی ارتباط برقرار کنه در این صورت رابطه من-تو به رابطه من-او تبدیل شده.</text:span></text:p>
      <text:p text:style-name="P30">*مثال اسب بوبر</text:p>
      <text:p text:style-name="P14">آیا اینجوری رو کردن به دیگری با همین شدت همیشه امکان‌پذیره؟ <text:span text:style-name="T11">مسلماً نه، با اینکه رابطه من-تو آرمانی‌ست و باید برای رسیدن به آن تلاش کرد ولی تنها در مواقع نادری به وجود میاد. فرد ناچاره در دنیای من-آن زندگی کنه. زندگی در دنیای من-تو به سوزاندن خودم در تو منتهی میشه. </text:span></text:p>
      <text:p text:style-name="P15">بوبر می‌گه: دنیایی من-آن دنیای راحتی برای زندگیه، می‌تونیم راحت تنهایی رو انکار کنیم ولی لحظات من-تو لحظات دراماتیکی هستن. بسیار وسوسه کنندست ولی ما رو به جاهای خطرناکی می‌کشونه. نمی‌توان در من-تو زندگی کرد. مارو می‌بلعه. بدوم من-تو انسان قادر به زنده ماندن نیست ولی هر کی همواره در آن زندگی کنه انسان نیست. </text:p>
      <text:p text:style-name="P15">به حفظ تعادل تشویقمون می‌کنه. در دیدگاه بوبر من یک آفریده بینابینی در یک رابطست.</text:p>
      <text:p text:style-name="P16">بوبر در موردرویای فریاد دوگانه می‌گه:‌</text:p>
      <text:p text:style-name="P16">در غار بزرگی داخل جنگلی بزرگ از خواب بلند می‌شم. گرگی به من حمله‌ می‌کنه و بازوم رو زخمی می‌کنه. من با تمام وجود فریاد می‌کشم و این فریاد زدنو ادامه می‌دم. تنها وقتی آروم می‌شم که صدای فریاد یه نفر دیگه‌رو از دور بشنوم.</text:p>
      <text:p text:style-name="P16"/>
      <text:p text:style-name="P16">یعنی فرد شروع می‌کنه، نه با رابطه بلکه با تنهایی، فرد مورد حمله قرار می‌گیره و وحشت می‌کنه، فریاد می‌زنه و در انتظار پاسخ قلبش از تپش می‌ایسته. یعنی هستی ما با فریادی تنها آغاز میشه و مضطربانه در انتظار پاسخ می‌مونه. </text:p>
      <text:p text:style-name="P16"/>
      <text:p text:style-name="P16">مزلو انسان‌ها رو دو گروه می‌کنه. آدمایی که کمتر محتاج تمجید و مَحبت دیگرانن، کمتر خواهان شهرت، اعتبار و پاداشن در نتیجه به دیگران به عنوان یه منبع حمایتی نگاه نمی‌کنن و اونا رو همونجور که هستن می‌بینن. گروه دیگه <text:span text:style-name="T12">از دید سود و فایده به دیگران نگاه می‌کنن. جوانبی از دیگری که به نیاز‌های اون‌ها مرتبط نیست یا کاملاً نادیده گرفته می‌شه یا به عنوان تهدید محسوب می‌شه. مزلو عشق رو به دو نوع عشق-نیاز و عشق-عاری-از-نیاز تقسیم می‌کنه. عشق بدون نیاز تملک گرا نیست و بیشتر از اینکه ناشی از نیاز باشه حاصل تحسین و ستایشه. عشق با نیاز رو می‌شه ارضاء کرد در حالی که مفهوم ارضاء برای عشق بدون نیاز تعریف نشده چون نیازی نیست. </text:span></text:p>
      <text:p text:style-name="P31">عاشقان بدون نیاز مستقل‌ترن و خودمختاری بیشتری دارن. عشق بدون نیاز در معنای عمیقی جفت رو می‌افرینه و بهش امکان خود باوری می‌ده و باعث رشد طرفین می‌شه. </text:p>
      <text:p text:style-name="P17"/>
      <text:p text:style-name="P18">فروم می‌گه تنهایی اگزیستانسیال یعنی آگاهی از جدا بودن خاستگاه تمام اضطراب‌هاست. آفرینش‌گری و سازندگی مثلاً مجسمه سازی و پیوستن هنرمند به محصول هنریش یا همرنگی با رسوم و باورهای جامعه تلاشی موقت و کاذب برای انکار این جدا بودن و تنهایی اگزیستانسیاله. بهترین پاسخ رو <text:span text:style-name="T13">در پیوستن انسانی به انسان دیگر و عشق می‌دونه. منظور فروم عشق بالغانست. یگانگی به شرط حفظ تمامیت و فردیت… درعشق این پارادوکس وجود داره که دو موجود یکی می‌شن ولی باز دو موجود مختلف باقی می‌مونن. </text:span></text:p>
      <text:p text:style-name="P19">عشق نابالغ میگه: دوستت دارم چون بهت نیاز دارم. </text:p>
      <text:p text:style-name="P19">عشق بالغانه میگه: بهت نیاز دارم چون دوستت دارم. </text:p>
      <text:p text:style-name="P20">بیماران از مورد عشق واقع نشدن حرف می‌زنن ولی مشکل رو باید در ناتوانیشون در عشق ورزیدن جستجو کرد. عشق بخششه نه ستاندن. باید میان بخشش و تهی شدن تفاوت قائل شد. برای کسی که از بخشش احساس تهی‌ شدن یا ناتوانی می‌کند می‌توان گفت رویکرد کاسب‌کارانه دارد. یعنی اگر ببخشد و در مقابل نستاند حس می‌کند فریب خورده ولی برای انسان رشد‌ یافته بخشش نشانه قدرت و ثروته. </text:p>
      <text:p text:style-name="P20"/>
      <text:p text:style-name="P20">انسان رشد‌ یافته‌ای که می‌بخشه چیزی را در انسان دیگه می‌آفرینه و اون چیزی که آفریده شده به سوی خودش برمیگرده. طرف مقابل هم بخشنده می‌شه و در لذت رابطه‌ سالمی که آفریدن سهیم می‌شن.</text:p>
      <text:p text:style-name="P21">فروم میگه چنین عشقی در فقدان توجه و علاقه دیگران محکوم به فروپاشی در درون خودشه درعوض عشق عاری از نیاز شیوه فرد برای ارتباط با دنیاست. </text:p>
      <text:p text:style-name="P21"/>
      <text:p text:style-name="P21"/>
      <text:p text:style-name="P32">خب سؤال اینه چطور میشه به شیوه عاری از نیاز با دیگران ارتباط برقرار کرد؟ <text:span text:style-name="T14">یالوم تو روان‌درمانی اگزیستانسیال می‌نویسه: </text:span></text:p>
      <text:p text:style-name="P22">فرد توجه به خود و آگاهی از خودش رو کنار می‌ذاره، ارتباط برقرار می‌کنه بدون این فکر که این رابطه چه سودی برام داره؟ فرد در پی تحسین، قدرت و پول نیست. فرد با تمام وجودش ارتباط برقرار می‌کنه، یعنی بخشی از اون سرگرم کار دیگه‌ای نیست مثلاً بخشی از فکرش به اثر رابطشون به دوست دختر سابق نمی‌پردازه، هرچقدر فرد با تمام وجودش ارتباط برقرار نکنه قادر به برقراری رابطه عمیق نبوده. نکته مهم آینه که اگه فرد دنبال منفعتی از طرف مقابل نباشه همه بخش‌های دیگری رو تجربه می‌کنه نه فقط بخش‌هایی که براش سودی دارن. عشق بالغانه دوست داشتن است نه دوست‌ داشته شدن. فرد بدون چشم داشت و عاشقانه به دیگری می‌بخشه، تسلیم دیگری نمی‌شه. عشق بالغانه از رشد ناشی می‌شه نه از نیاز، از غنا ناشی می‌شه نه از تهی‌دستی.</text:p>
      <text:p text:style-name="P22">مَحبت بالغانه بدون پاداش نیست. فرد تغییر می‌کنه و غنی‌تر میشه و از تنهایی اگزیستانسیالش کاسته می‌شه. </text:p>
      <text:p text:style-name="P22"/>
      <text:p text:style-name="P22">حالت منفی: </text:p>
      <text:p text:style-name="P22">فرد فقط می‌دونه نمی‌تونه تنها <text:span text:style-name="T15">بمونه و از روی ناچاری مجبور می‌شه از دیگران چیزی رو بخواد که هرگز قادر نیست به دستش بیاره و همیشه پای روابطش بلنگه.</text:span></text:p>
      <text:p text:style-name="P23">با این حال قربانی کردن فردیت راه حل دیگری برای اینه. فرد از طریق غرق شدن در دیگری اضطراب تنهایی رو کم می‌کنه. </text:p>
      <text:p text:style-name="P23">← «چیزی که در مورد تنهایی دستپاچم می‌کنه آینه که در این لحظه هیچ‌کسی در دنیا بهم فکر نمی‌کنه»</text:p>
      <text:p text:style-name="P23">دیگری می‌گه وقتی تنها هستم، وجود ندارم. </text:p>
      <text:p text:style-name="P23"/>
      <text:p text:style-name="P23">رابطه این افراد معمولاً شکست می‌خوره چون طرف مقابل از اثبات هستی اون فرسوده می‌شه و حس می‌کنه طرف مقابل اون رو دوست نداره بلکه به اون نیاز داره. <text:s/>یعنی اگر فرد نتونه خودش رو اثبات کنه دائم نیازمند اثبات شدن از طرف دیگریه. <text:span text:style-name="T16">چنین شخصی دچار اضطراب تنهایی اگزیستانسیاله، فضای تنهاییش رو با دیگران پر می‌کنه، زمان تنهایی رو با جنب و جوش و فعالیت از بین می‌بره یا خودش رو با خاطرات خوش گذشته(که واقعاً هم خوش نبودن) سرگرم می‌کنه. </text:span></text:p>
      <text:p text:style-name="P33">ممکنه این روابط که انگیزه اصلیشون دفع تنهاییه بتونه پابرجا باقی بمونه ولی این افراد شبیه پریز و دوشاخه می‌شن و باعث توقف رشد هم‌دیگه می‌شن. چون طرفین فقط بخشی از دیگری رو می‌شناسن و بخشی از وجودش برای طرف مقابل ناشناخته باقی می‌مونه.</text:p>
      <text:p text:style-name="P24">مشکل دوست‌داشته نشدن تقریباً در همه موارد مشکل دوست داشتنه. </text:p>
      <text:p text:style-name="P24"/>
      <text:p text:style-name="P25">مشکل آینه که فرد تلاش می‌کنه فردیت پیدا کنه ولی فردیت یافتن در گرو آینه که تنهایی هولناکی رو تحمل کنه. رایج‌ترین شیوه کنار آمدن با این تعارض انکاره. شخص خودش رو بخشی از یک فرد یا یک گروه می‌کنه تا تعالی پیدا کنه. افرادی که این رویکرد رو دارن معمولاً لقب وابسته می‌گیرن. این‌ها باید در یک «دیگری مسلط» زندگی کنن. <text:span text:style-name="T17">اون‌ها امنیت و ادغام در دیگری رو به فردیت ترجیح می‌دن. آمیختگی تنهایی رو با شیوه افراطی و از بین بردن خودآگاهی از بین می‌بره. احساس خود از بین می‌ره. من تبدیل به ما میشه. از دست دادن خودآگاهی آرامش‌بخشه. کیرکگور می‌گه «هرچقدر آگاهی افزایش پیدا کنه به همون اندازه به یأس و ناامیدی هم افزوده می‌شه» فرد همچنین می‌تونه با آمیختگی با یک چیز هم از شر تنهایی خلاص بشه. در این حالت من گم می‌شه ولی همراه با اون ترس از تنهایی هم از بین می‌ره.</text:span></text:p>
      <text:p text:style-name="P25"/>
      <text:p text:style-name="P25"><text:span text:style-name="T18">مه‌سا خیلی خوشگله، وقتی من تو دانشکده باهاش راه می‌رم چشم همه پسرا به سمت ماست، تو این لحظه احساس قدرت و غرور می‌کنم.</text:span></text:p>
      <text:p text:style-name="P25"><text:span text:style-name="T18">چیزی که من تو مه‌سا دوست دارم احساس قدرت و غرور خودمه که به وسیله مه‌سا بروز پیدا می‌کنه در این حالت دیگه دو نفر وجود ندارن، بخشی از من از طریق اون با دیگران در ارتباطه.</text:span></text:p>
      <text:p text:style-name="P25"/>
      <text:p text:style-name="P25"/>
      <text:p text:style-name="P25"><text:span text:style-name="T18">* قادر به از بین بردن تنهایی اگزیستانسیال نیستیم و باید آن را تعدیل کنیم. باید درک کنیم هرقدر هم به دیگران نزدیک شوم بازهم باید به تنهایی با زندگی مواجه شوم. تنهایی راه حل ندارد بلکه باید آن را پذیرفت و تعدیلش کرد.</text:span></text:p>
      <text:p text:style-name="P25"><text:span text:style-name="T18">فروم می‌گه: توانایی تنها بودن، شرط توانایی عشق ورزیدنه. </text:span></text:p>
      <text:p text:style-name="P25"><text:span text:style-name="T18">باید آموخت چه چیزهایی رو می‌شه توسط دیگران به دست آورد و مهم‌تر از اون چه چیز‌هایی رو نمی‌شه. <text:s/></text:span></text:p>
      <text:p text:style-name="P34"><text:soft-page-break/><text:span text:style-name="T20">اشتباه دیگر که باعث می شود گمان کنیم عشق نیازی به آموختن ندارد، از اینجا سرچشمه می گیرد که احساس اولیه ی </text:span><text:span text:style-name="T19">« </text:span><text:span text:style-name="T20">عاشق شدن </text:span><text:span text:style-name="T19">» </text:span><text:span text:style-name="T20">را با حالت دائمی عاشق بودن ، یا بهتر بگوییم در عشق </text:span><text:span text:style-name="T19">« </text:span><text:span text:style-name="T20">ماندن </text:span><text:span text:style-name="T19">» </text:span><text:span text:style-name="T20">اشتباه می کنیم</text:span><text:span text:style-name="T19">.</text:span></text:p>
      <text:p text:style-name="P36"><text:line-break/><text:span text:style-name="T23">این طرز تفکر </text:span><text:span text:style-name="T24">_ </text:span><text:span text:style-name="T23">که هیچ چیز آسانتر از عشق نیست </text:span><text:span text:style-name="T24">_ </text:span><text:span text:style-name="T23">گرچه هر روز شواهد بیشماری خلاف آن را اثبات می کند ، همچنان بین مردم رایج است </text:span><text:span text:style-name="T24">. </text:span><text:span text:style-name="T23">هیچ فعالیتی ، هیچ کارمهمی وجود ندارد که مانند عشق باچنین امیدها و آرزوهای فراوان شروع شود و بدین سان همواره به شکست بینجامد </text:span><text:span text:style-name="T24">. </text:span><text:span text:style-name="T23">اگر این وضع درکارهای دیگر پیش می آمد ، مردم مشتاقانه به دنبال دلایل شکست می رفتند و راه ترمیم آن را در می یافتند </text:span><text:span text:style-name="T24">_ </text:span><text:span text:style-name="T23">یا اینکه به کلی از آن صرف نظر می کردند</text:span><text:span text:style-name="T24">. </text:span><text:span text:style-name="T23">از آنجا که رفتن از راه دوم در مورد عشق غیر ممکن است ، پس برای غلبه بر شکست تنها یک راه باقی می ماند و آن مطالعه ی دقیق علت شکست و دریافتن معنی واقعی عشق است</text:span><text:span text:style-name="T24">.</text:span></text:p>
      <text:p text:style-name="P35"><text:span text:style-name="T20">این آنچنان اتحادی است که در آن </text:span><text:span text:style-name="T19">« </text:span><text:span text:style-name="T20">خود </text:span><text:span text:style-name="T19">» </text:span><text:span text:style-name="T20">تا حد زیادی از بین می رود و تعلق به گروه هدق قرار می گیرد </text:span><text:span text:style-name="T19">. </text:span><text:span text:style-name="T20">اگر من همانند دیگرانم ، اگر من فکر یا احساسی مجزا از دیگران ندارم ، اگر در آداب ورسوم ، در لباس وعقیده با آنچه در اجتماع هست مشترکم ، من نجات یافته ام ، نجات از احساس هولناک جدایی</text:span><text:span text:style-name="T19">.</text:span><text:span text:style-name="T20">برابری گروهی فقط یک امتیاز دارد ، وآن این است که دائمی است میخوارگی ، اعتیاد به مواد مخدر ، وسواس در امیال جنسی ، وخودکشی که از پدیده های معاصر غرب است ، عوارض شکست این همرنگی گروهی است .</text:span></text:p>
      <text:p text:style-name="P35"><text:span text:style-name="T25"/></text:p>
      <text:p text:style-name="P35"><text:span text:style-name="T20">وصل و پیوندی که به وسیله ی کارهای تولیدی ایجاد می شود ، حاصل مناسبات اشخاص نیست ؛ پیوندی که از راه میگساری و عیاشی حاصل آید ، ناپایدار است ؛ پیوند ناشی از همرنگی با جمع در حقیقت اتحادی دروغین است . بدین ترتیب اینها فقط قسمتی از جواب مسئله هستند . جواب کامل در وصول به پیوند دو جانبه نهفته است _ در پیوند شخصی با شخص دیگر و در عشق.</text:span></text:p>
      <text:p text:style-name="P35"><text:soft-page-break/><text:span text:style-name="T25"/></text:p>
      <text:p text:style-name="P35"><text:span text:style-name="T20">صورت منفی پیوند تعاونی همان تسلیم است ، یا به اصطلاح پزشکی مازوخیسم است . شخص مازوخیست ، برای فرار از احساس تحمل ناپذیری دوری وتنهایی ، خود را جزئی از وجود شخص دیگر می کند _ شخصی که او را راهنمایی می کند و محفوظ می دارد ، شخصی که برای او  در حکم زندگی و ماده ی حیات است . نیروی کسی که فرد مازوخیست بدو تسلیم می شود ، در نظر وی صد چندان می نماید ؛ انسان مازوخیست با خود می گوید که او همه چیز است و من جز این که جزئی از اویم ، دیگر چیزی نیستم . به عنوان یک جزء ، من جزئی از بزرگی ونیرو و اطمینانم . فرد مازوخیست هرگز احتیاجی به تصمیم گرفتن ندارد .</text:span></text:p>
      <text:p text:style-name="P35"><text:span text:style-name="T20">نوع مثبت پیوند تعاونی ، سلطه جویی است یا ، به اصطلاح روانشناسی ، سادیسم نام دارد که نقطه ی مقابل مازوخیسم است . فرد سادیست شخص دیگری را جزء لاینفک خود می سازد تا بدین وسیله از احساس تنهایی و زندانی بودن خود فرار کنند . فرد سادیست با در بر کشیدن شخصی که او را می پرستد ، مغرور می شود و خود را بالاتر از آنچه هست می پندارد .</text:span></text:p>
      <text:p text:style-name="P35"><text:span text:style-name="T25"/></text:p>
      <text:p text:style-name="P35"><text:span text:style-name="T20">درست به همان اندازه که دیگری به شخص سادیست متکی است ، انسان سادیست نیز وابسته ی اوست . هیچ یک نمی تواند بدون دیگری زندگی کند . تنها تفاوت این است که فرد سادیست فرمان می دهد ، استثمار می کند ، آسیب می رساند ، خوار می دارد ؛ در صورتی که مازوخیست فرمان می برد ، استثمار می شود ، آسیب می بیند و خوار می شود.</text:span></text:p>
      <text:p text:style-name="P37"><text:span text:style-name="T21">نقطه ی مقابل این پیوند تعاونی ، عشق بالغ انسان کامل است </text:span><text:span text:style-name="T19">. </text:span><text:span text:style-name="T21">این پیوند در وضعی صورت می گیرد که وحدت وهمسازی شخصیت آدمی و فردیت او را محفوظ می دارد </text:span><text:span text:style-name="T19">. </text:span><text:span text:style-name="T21">عشق نیروی فعال بشری است</text:span><text:span text:style-name="T19">.</text:span></text:p>
      <text:p text:style-name="P36"><text:soft-page-break/><text:line-break/><text:span text:style-name="T23">نیرویی است که موانع بین انسانها را می شکند و آدمیان را با یکدیگر پیوند می دهد ، عشق ، انسان را بر احساس انزوا و جدایی چیره می سازد ، با وجود این به او امکان می دهد خودش باشد و همسازی شخصیت خود را حفظ کند </text:span><text:span text:style-name="T24">. </text:span><text:span text:style-name="T23">در عشق تضادی جالب روی می دهد ، عاشق و معشوق یکی می شوند و در عین حال از هم جدا می مانند </text:span><text:span text:style-name="T24">.</text:span></text:p>
      <text:p text:style-name="P36"><text:line-break/><text:span text:style-name="T23">به طور کلی خصیصه ی فعال عشق را می توان چنین بیان کرد که عشق در درجه ی اول نثار کردن است نه گرفتن </text:span><text:span text:style-name="T24">.</text:span></text:p>
      <text:p text:style-name="P36"><text:span text:style-name="T25">نثار کردن چیست ؟ ممکن است این پرسشی ساده به نظر برسد ، ولی درحقیقت پر از ابهام و پیچیدگی است </text:span><text:span text:style-name="T24">. </text:span><text:span text:style-name="T25">معمولترین اشتباه مردم این است که نثار کردن را با </text:span><text:span text:style-name="T24">« </text:span><text:span text:style-name="T25">ترک </text:span><text:span text:style-name="T24">» </text:span><text:span text:style-name="T25">چیزها ، محروم شدن ، وقربانی گشتن یکی می دانند </text:span><text:span text:style-name="T24">. </text:span><text:span text:style-name="T25">کسانی که هنوز منش های آنان به اندازه ی کافی رشد نیافته واز مرحله ی گرفتن ، سود بردن و اندوختن فراتر نرفته اند ، از کلمه ی </text:span><text:span text:style-name="T24">« </text:span><text:span text:style-name="T25">نثارکردن </text:span><text:span text:style-name="T24">»  </text:span><text:span text:style-name="T25">درکی همانند مفهوم فوق دارند </text:span><text:span text:style-name="T24">. </text:span><text:span text:style-name="T25">شخص تاجرمسلک همیشه حاضر است چیزی بدهد ، ولی فقط در صورتی که بتواند متقابلاً چیزی بگیرد ؛ دادن بدون گرفتن برای او به منزله ی فریب خوردن است </text:span><text:span text:style-name="T24">. </text:span><text:span text:style-name="T25">مردمی که جهت گیری اصلی آنان بارور نیست ، احساس می کنند که نثار کردن فقر می آورد </text:span><text:span text:style-name="T24">. </text:span><text:span text:style-name="T25">بدین ترتیب ، اکثر این نوع افراد از نثار کردن می پرهیزند </text:span><text:span text:style-name="T24">. </text:span><text:span text:style-name="T25">به عکس ، عده ای آن را نوعی فضیلت به معنی فداکاری می دانند</text:span><text:span text:style-name="T24">. </text:span><text:span text:style-name="T25">اینان فکر می کنند که ، درست به همان دلیل که </text:span><text:span text:style-name="T24">« </text:span><text:span text:style-name="T25">نثار کردن </text:span><text:span text:style-name="T24">» </text:span><text:span text:style-name="T25">عملی دشوار و ناگوار جلوه می کند ، انسان باید نثار کند وببخشد </text:span><text:span text:style-name="T24">. </text:span><text:span text:style-name="T25">فضیلت نثار کردن برای آنان در همان قبول فداکاری تجلی می کند</text:span><text:span text:style-name="T24">. </text:span><text:span text:style-name="T25">برای آنان این اصل ، که نثار کردن بهتر از گرفتن است ، بدین معنی است که رنج کشیدن و محرومیت والاتر از احساس شادی است </text:span><text:span text:style-name="T24">.</text:span><text:span text:style-name="T25">برای کسی که دارای منشی بارور وسازنده است ، نثار کردن مفهوم کاملاً متفاوتی دارد </text:span><text:span text:style-name="T24">. </text:span><text:span text:style-name="T25">نثار کردن برترین مظهر قدرت آدمی است </text:span><text:span text:style-name="T24">.</text:span><text:span text:style-name="T25">درحین نثار کردن است که من قدرت خود ، ثروت خود ، وتوانایی خود را تجربه </text:span><text:soft-page-break/><text:span text:style-name="T25">می کنم </text:span><text:span text:style-name="T24">. </text:span><text:span text:style-name="T25">تجربه ی نیروی حیاتی وقدرت درونی ، که بدین وسیله به حد اعلای خود می رسد ، مرا غرق در شادی می کند </text:span><text:span text:style-name="T24">. </text:span><text:span text:style-name="T25">من خود را لبریز ، فیاض ، زنده ، و در نتیجه شاد احساس می کنم </text:span><text:span text:style-name="T24">. </text:span><text:span text:style-name="T25">نثار کردن از دریافت کردن شیرین تر است ، نه به سبب اینکه ما به محرومیتی تن در می دهیم ، بلکه به این دلیل که شخص در عمل نثار کردن زنده بودن خود را احساس می کند </text:span><text:span text:style-name="T24">.</text:span><text:span text:style-name="T25">او به امید دریافت کردن نمی دهد ، نثار کردن به خودی خود شادمانی باشکوهی است</text:span><text:span text:style-name="T24">.</text:span></text:p>
      <text:p text:style-name="P36"><text:span text:style-name="T24"/></text:p>
      <text:p text:style-name="P35"><text:span text:style-name="T20">اگر جزء سوم عشق یعنی احترام وجود نداشته باشد ، احساس مسئولیت به آسانی به سلطه جویی و میل به تملک دیگری سقوط می کند</text:span><text:span text:style-name="T19">. </text:span><text:span text:style-name="T20">منظور از احترام ، ترس و وحشت نیست ؛ بلکه توانایی درک طرف ، آنچنان که وی هست ، و آگاهی از فردیت بی همتای اوست </text:span><text:span text:style-name="T19">. </text:span><text:span text:style-name="T20">احترام ، یعنی علاقه به این مطلب که دیگری ، آن طور که هست ، باید رشد کند و شکوفا شود </text:span><text:span text:style-name="T19">. </text:span><text:span text:style-name="T20">بدین ترتیب ، در آنجا که احترام هست ، استثمار وجود ندارد </text:span><text:span text:style-name="T19">.  </text:span><text:span text:style-name="T20">من می خواهم معشوقم برای خودش و در راه خودش پرورش بیابد و شکوفا شود ، نه برای پاسداری من </text:span><text:span text:style-name="T19">. </text:span><text:span text:style-name="T20">اگر من شخص دیگری را دوست دارم ، با او آنچنان که هست ، نه مانند چیزی برای استفاده ی خودم یا آنچه احتیاجات من طلب می کند احساس وحدت می کنم </text:span><text:span text:style-name="T19">. </text:span><text:span text:style-name="T20">واضح است که احترام آنگاه میسر است که من به استقلال رسیده باشم ؛ یعنی آنگاه که بتوانم روی پای خود بایستم و بی مدد عصا راه بروم ، آنگاه که مجبور نباشم دیگران را تحت تسلط خود در بیاورم یا استثمارشان کنم </text:span><text:span text:style-name="T19">. </text:span><text:span text:style-name="T20">احترام تنها برپایه ی آزادی بنا می شود  </text:span><text:span text:style-name="T19">: </text:span><text:span text:style-name="T20">به مصداق یک سرود فرانسوی ، </text:span><text:span text:style-name="T19">«</text:span><text:span text:style-name="T20">عشق فرزند آزادی است </text:span><text:span text:style-name="T19">»</text:span><text:span text:style-name="T20">،  نه از آن سلطه جویی </text:span><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ce style:name="DejaVu Sans1" svg:font-family="'DejaVu Sans'" style:font-family-generic="swiss"/>
    <style:font-face style:name="Vazir" svg:font-family="Vaz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0:22:41.029758876</meta:creation-date>
    <dc:date>2019-12-07T15:56:33.811119914</dc:date>
    <meta:editing-duration>PT11H49M46S</meta:editing-duration>
    <meta:editing-cycles>17</meta:editing-cycles>
    <meta:generator>LibreOffice/5.2.7.2$Linux_X86_64 LibreOffice_project/20m0$Build-2</meta:generator>
    <meta:document-statistic meta:table-count="0" meta:image-count="0" meta:object-count="0" meta:page-count="12" meta:paragraph-count="68" meta:word-count="3757" meta:character-count="17902" meta:non-whitespace-character-count="14172"/>
  </office:meta>
</office:document-meta>
</file>